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3cm" draw:marker-end-width="0.253cm" draw:fill="none" draw:fill-color="#ffffff" draw:textarea-horizontal-align="justify" draw:textarea-vertical-align="middle" draw:auto-grow-height="false" fo:min-height="11.064cm" fo:min-width="16.472cm" fo:padding-top="0.143cm" fo:padding-bottom="0.143cm" fo:padding-left="0.268cm" fo:padding-right="0.268cm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556cm" fo:min-width="0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  <style:text-properties fo:font-size="14pt"/>
    </style:style>
    <style:style style:name="P4" style:family="paragraph">
      <loext:graphic-properties draw:fill="none" draw:fill-color="#ffffff"/>
      <style:paragraph-properties fo:text-align="start"/>
      <style:text-properties fo:font-size="14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text-align="start"/>
    </style:style>
    <style:style style:name="T1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cm" svg:height="16cm" svg:x="2.85cm" svg:y="2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2.85cm" svg:y1="10.5cm" svg:x2="26.85cm" svg:y2="10.5cm">
          <text:p/>
        </draw:line>
        <draw:frame draw:style-name="gr3" draw:text-style-name="P4" draw:layer="layout" svg:width="2cm" svg:height="0.806cm" svg:x="18cm" svg:y="9.694cm">
          <draw:text-box>
            <text:p text:style-name="P3">3 km</text:p>
          </draw:text-box>
        </draw:frame>
        <draw:line draw:style-name="gr2" draw:text-style-name="P2" draw:layer="layout" svg:x1="14.85cm" svg:y1="2.5cm" svg:x2="14.85cm" svg:y2="18.5cm">
          <text:p/>
        </draw:line>
        <draw:frame draw:style-name="gr3" draw:text-style-name="P4" draw:layer="layout" svg:width="1.75cm" svg:height="0.806cm" svg:x="15cm" svg:y="4.194cm">
          <draw:text-box>
            <text:p text:style-name="P3">2 <text:span text:style-name="T1">km</text:span></text:p>
          </draw:text-box>
        </draw:frame>
        <draw:frame draw:style-name="gr3" draw:text-style-name="P5" draw:layer="layout" svg:width="4.75cm" svg:height="0.962cm" svg:x="1cm" svg:y="1cm">
          <draw:text-box>
            <text:p>El Dörädö</text:p>
          </draw:text-box>
        </draw:frame>
        <draw:frame draw:style-name="gr4" draw:text-style-name="P8" draw:layer="layout" svg:width="6.25cm" svg:height="3.806cm" svg:x="1cm" svg:y="16.194cm">
          <draw:text-box>
            <text:p text:style-name="P6">[km]</text:p>
            <text:p text:style-name="P7">(1/9)x²+(1/4)y²=1</text:p>
            <text:p text:style-name="P7">(1/9)x²+(1/4)y²-1=0</text:p>
            <text:p text:style-name="P7">y=±(2*(9-x²)^0.5)/3</text:p>
            <text:p text:style-name="P6">x=±(3*((4-y²)^0.5))/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SC" svg:font-family="'Noto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30T04:16:20.803957126</meta:creation-date>
    <dc:date>2021-01-30T04:53:16.237636956</dc:date>
    <meta:editing-duration>PT4M14S</meta:editing-duration>
    <meta:editing-cycles>2</meta:editing-cycles>
    <meta:generator>LibreOffice/7.0.4.2$Linux_X86_64 LibreOffice_project/00$Build-2</meta:generator>
    <meta:document-statistic meta:object-count="7"/>
  </office:meta>
</office:document-meta>
</file>